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fo:border-left="none" fo:border-right="none" fo:border-top="none" style:vertical-align="automatic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63"/>
    <style:style style:name="ce3" style:family="table-cell" style:parent-style-name="Default" style:data-style-name="N63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64"/>
    <style:style style:name="ce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64">
      <style:table-cell-properties fo:border-bottom="0.74pt solid #000000" fo:border-left="none" fo:border-right="none" fo:border-top="0.74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s</text:p>
          </table:table-cell>
          <table:table-cell table:style-name="Default" table:number-columns-repeated="2"/>
          <table:table-cell table:style-name="Default" office:value-type="string" calcext:value-type="string">
            <text:p>Hours</text:p>
          </table:table-cell>
          <table:table-cell office:value-type="string" calcext:value-type="string">
            <text:p>Monthly Total</text:p>
          </table:table-cell>
          <table:table-cell table:style-name="Default" office:value-type="string" calcext:value-type="string">
            <text:p>Minimu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April</text:p>
          </table:table-cell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Break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7H15M00S" calcext:value-type="time">
            <text:p>07:15:00 AM</text:p>
          </table:table-cell>
          <table:table-cell office:value-type="time" office:time-value="PT17H40M00S" calcext:value-type="time">
            <text:p>05:4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3]-[.C3]-[.E3]" office:value-type="time" office:time-value="PT09H45M00S" calcext:value-type="time">
            <text:p>09:45:00</text:p>
          </table:table-cell>
          <table:table-cell/>
          <table:table-cell office:value-type="float" office:value="8.04" calcext:value-type="float">
            <text:p>8.04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00H40M00S" calcext:value-type="time">
            <text:p>12:40:00 AM</text:p>
          </table:table-cell>
          <table:table-cell table:formula="of:=[.D4]-[.C4]-[.E4]" office:value-type="time" office:time-value="PT09H35M00S" calcext:value-type="time">
            <text:p>09:35:00</text:p>
          </table:table-cell>
          <table:table-cell/>
          <table:table-cell office:value-type="float" office:value="8.04" calcext:value-type="float">
            <text:p>8.04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5]-[.C5]-[.E5]" office:value-type="time" office:time-value="PT09H05M00S" calcext:value-type="time">
            <text:p>09:05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7H40M00S" calcext:value-type="time">
            <text:p>07:40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6]-[.C6]-[.E6]" office:value-type="time" office:time-value="PT09H20M00S" calcext:value-type="time">
            <text:p>09:2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0H40M00S" calcext:value-type="time">
            <text:p>12:40:00 AM</text:p>
          </table:table-cell>
          <table:table-cell table:formula="of:=[.D11]-[.C11]-[.E11]" office:value-type="time" office:time-value="PT08H50M00S" calcext:value-type="time">
            <text:p>08:5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8H20M00S" calcext:value-type="time">
            <text:p>08:20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2]-[.C12]-[.E12]" office:value-type="time" office:time-value="PT08H40M00S" calcext:value-type="time">
            <text:p>08:4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8H20M00S" calcext:value-type="time">
            <text:p>08:20:00 AM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3]-[.C13]-[.E13]" office:value-type="time" office:time-value="PT10H10M00S" calcext:value-type="time">
            <text:p>10:1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8H20M00S" calcext:value-type="time">
            <text:p>08:20:00 AM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4]-[.C14]-[.E14]" office:value-type="time" office:time-value="PT08H10M00S" calcext:value-type="time">
            <text:p>08:1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7H35M00S" calcext:value-type="time">
            <text:p>07:35:00 AM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01H00M00S" calcext:value-type="time">
            <text:p>01:00:00 AM</text:p>
          </table:table-cell>
          <table:table-cell table:formula="of:=[.D17]-[.C17]-[.E17]" office:value-type="time" office:time-value="PT08H55M00S" calcext:value-type="time">
            <text:p>08:55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7H55M00S" calcext:value-type="time">
            <text:p>07:55:00 AM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01H15M00S" calcext:value-type="time">
            <text:p>01:15:00 AM</text:p>
          </table:table-cell>
          <table:table-cell table:formula="of:=[.D18]-[.C18]-[.E18]" office:value-type="time" office:time-value="PT09H50M00S" calcext:value-type="time">
            <text:p>09:5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7H25M00S" calcext:value-type="time">
            <text:p>07:25:00 AM</text:p>
          </table:table-cell>
          <table:table-cell office:value-type="time" office:time-value="PT16H10M00S" calcext:value-type="time">
            <text:p>04:10:00 PM</text:p>
          </table:table-cell>
          <table:table-cell office:value-type="time" office:time-value="PT00H45M00S" calcext:value-type="time">
            <text:p>12:45:00 AM</text:p>
          </table:table-cell>
          <table:table-cell table:formula="of:=[.D19]-[.C19]-[.E19]" office:value-type="time" office:time-value="PT08H00M00S" calcext:value-type="time">
            <text:p>08:0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8H25M00S" calcext:value-type="time">
            <text:p>08:25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0H35M00S" calcext:value-type="time">
            <text:p>12:35:00 AM</text:p>
          </table:table-cell>
          <table:table-cell table:formula="of:=[.D20]-[.C20]-[.E20]" office:value-type="time" office:time-value="PT09H00M00S" calcext:value-type="time">
            <text:p>09:0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8H25M00S" calcext:value-type="time">
            <text:p>08:25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0H35M00S" calcext:value-type="time">
            <text:p>12:35:00 AM</text:p>
          </table:table-cell>
          <table:table-cell table:formula="of:=[.D21]-[.C21]-[.E21]" office:value-type="time" office:time-value="PT09H00M00S" calcext:value-type="time">
            <text:p>09:0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7H50M00S" calcext:value-type="time">
            <text:p>07:50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0H45M00S" calcext:value-type="time">
            <text:p>12:45:00 AM</text:p>
          </table:table-cell>
          <table:table-cell table:formula="of:=[.D24]-[.C24]-[.E24]" office:value-type="time" office:time-value="PT09H25M00S" calcext:value-type="time">
            <text:p>09:25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7H50M00S" calcext:value-type="time">
            <text:p>07:50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00H45M00S" calcext:value-type="time">
            <text:p>12:45:00 AM</text:p>
          </table:table-cell>
          <table:table-cell table:formula="of:=[.D25]-[.C25]-[.E25]" office:value-type="time" office:time-value="PT06H25M00S" calcext:value-type="time">
            <text:p>06:25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D26]-[.C26]-[.E26]" office:value-type="time" office:time-value="PT03H30M00S" calcext:value-type="time">
            <text:p>03:30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0H45M00S" calcext:value-type="time">
            <text:p>12:45:00 AM</text:p>
          </table:table-cell>
          <table:table-cell table:formula="of:=[.D27]-[.C27]-[.E27]" office:value-type="time" office:time-value="PT09H15M00S" calcext:value-type="time">
            <text:p>09:15:00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/>
          <table:table-cell table:formula="of:=[.D28]-[.C28]-[.E28]" office:value-type="time" office:time-value="PT00H00M00S" calcext:value-type="time">
            <text:p>00:00:00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" table:number-columns-repeated="2"/>
          <table:table-cell table:style-name="ce3"/>
          <table:table-cell table:style-name="ce5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3" table:formula="of:=SUM([.F3:.F29])" office:value-type="time" office:time-value="PT146H55M00S" calcext:value-type="time">
            <text:p>146:55:00</text:p>
          </table:table-cell>
          <table:table-cell table:formula="of:=SUM([.H3:.H30])" office:value-type="float" office:value="136.68" calcext:value-type="float">
            <text:p>136.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34:10.982255316</meta:creation-date>
    <dc:date>2023-04-27T17:43:34.924973124</dc:date>
    <meta:editing-duration>PT4H5M39S</meta:editing-duration>
    <meta:editing-cycles>20</meta:editing-cycles>
    <meta:generator>LibreOffice/7.3.7.2$Linux_X86_64 LibreOffice_project/30$Build-2</meta:generator>
    <meta:document-statistic meta:table-count="1" meta:cell-count="125" meta:object-count="0"/>
  </office:meta>
</office:document-meta>
</file>